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93cm"/>
    </style:style>
    <style:style style:name="ro1" style:family="table-row">
      <style:table-row-properties style:row-height="0.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cc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74pt solid #000000" fo:padding="0.199cm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padding="0.199cm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ff" fo:padding="0.199c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ackground-color="#ffffff" fo:border-left="none" fo:padding="0.199cm" fo:border-right="none" fo:border-top="0.74pt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74pt solid #000000" fo:background-color="#ffffff" fo:border-left="none" fo:padding="0.199cm" fo:border-right="none" fo:border-top="none"/>
      <style:text-properties fo:font-size="14pt" style:font-size-asian="14pt" style:font-size-complex="14pt"/>
    </style:style>
    <style:style style:name="ce14" style:family="table-cell" style:parent-style-name="Default">
      <style:table-cell-properties fo:padding="0.199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ffff" style:text-align-source="fix" style:repeat-content="false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padding="0.199cm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0.74pt solid #000000" fo:background-color="#e0c2cd" style:text-align-source="fix" style:repeat-content="false" fo:border-left="0.74pt solid #000000" fo:padding="0.199cm" fo:border-right="none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74pt solid #000000" fo:background-color="#e0c2cd" fo:border-left="none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20" style:family="table-cell" style:parent-style-name="Default">
      <style:table-cell-properties fo:border="0.74pt solid #000000" fo:padding="0.199cm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cccccc" fo:border="0.74pt solid #000000" fo:padding="0.199cm" style:vertical-align="middle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transparent" fo:border="0.74pt solid #000000" fo:padding="0.199cm" style:vertical-align="middle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fo:background-color="#cccccc" fo:border-left="0.74pt solid #000000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cccccc" fo:border="none" fo:padding="0.199cm" style:vertical-align="middle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0.74pt solid #000000" fo:background-color="#cccccc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ffffff" fo:border="0.74pt solid #000000" fo:padding="0.199cm" style:vertical-align="middle"/>
      <style:text-properties fo:font-size="14pt" style:font-size-asian="14pt" style:font-size-complex="14pt"/>
    </style:style>
    <style:style style:name="ce61" style:family="table-cell" style:parent-style-name="Default">
      <style:table-cell-properties fo:padding="0.199cm" style:vertical-align="middle"/>
      <style:text-properties fo:font-size="14pt" style:font-size-asian="14pt" style:font-size-complex="14pt"/>
    </style:style>
    <style:style style:name="ce69" style:family="table-cell" style:parent-style-name="Default">
      <style:table-cell-properties fo:border-bottom="none" fo:background-color="#ffffff" fo:border-left="none" fo:padding="0.199cm" fo:border-right="0.74pt solid #000000" fo:border-top="none" style:vertical-align="middle"/>
      <style:text-properties fo:font-size="14pt" style:font-size-asian="14pt" style:font-size-complex="14pt"/>
    </style:style>
    <style:style style:name="ce70" style:family="table-cell" style:parent-style-name="Default">
      <style:table-cell-properties fo:border-bottom="none" fo:background-color="#ffffff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71" style:family="table-cell" style:parent-style-name="Default">
      <style:table-cell-properties fo:border-bottom="0.74pt solid #000000" fo:background-color="#ffffff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72" style:family="table-cell" style:parent-style-name="Default">
      <style:table-cell-properties fo:border-bottom="none" fo:background-color="#cccccc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73" style:family="table-cell" style:parent-style-name="Default">
      <style:table-cell-properties fo:border-bottom="none" fo:background-color="#cccccc" fo:border-left="none" fo:padding="0.199cm" fo:border-right="0.74pt solid #000000" fo:border-top="none" style:vertical-align="middle"/>
      <style:text-properties fo:font-size="14pt" style:font-size-asian="14pt" style:font-size-complex="14pt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none" fo:padding="0.199cm" fo:border-right="0.74pt solid #000000" fo:border-top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ff" fo:border="0.74pt solid #000000" fo:padding="0.199cm" style:vertical-align="middle"/>
      <style:text-properties fo:color="#000000" fo:font-size="14pt" style:font-size-asian="14pt" style:font-size-complex="14pt"/>
    </style:style>
    <style:style style:name="ce76" style:family="table-cell" style:parent-style-name="Default">
      <style:table-cell-properties fo:border-bottom="none" fo:background-color="#ffffff" fo:border-left="0.74pt solid #000000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78" style:family="table-cell" style:parent-style-name="Default">
      <style:table-cell-properties fo:border-bottom="none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79" style:family="table-cell" style:parent-style-name="Default">
      <style:table-cell-properties fo:border-bottom="0.74pt solid #000000" style:text-align-source="value-type" style:repeat-content="false" fo:border-left="0.74pt solid #000000" fo:padding="0.199cm" fo:border-right="0.74pt solid #000000" fo:border-top="none" style:vertical-align="middle"/>
      <style:paragraph-properties fo:margin-left="0cm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b2b2b2" fo:border="none" fo:padding="0.199cm" style:vertical-align="middle"/>
      <style:text-properties fo:font-size="14pt" style:font-size-asian="14pt" style:font-size-complex="14pt"/>
    </style:style>
    <style:style style:name="ce81" style:family="table-cell" style:parent-style-name="Default">
      <style:table-cell-properties fo:border-bottom="none" fo:background-color="#ffffff" fo:border-left="0.74pt solid #000000" fo:padding="0.199cm" fo:border-right="0.74pt solid #000000" fo:border-top="none"/>
      <style:text-properties fo:font-size="14pt" style:font-size-asian="14pt" style:font-size-complex="14pt"/>
    </style:style>
    <style:style style:name="ce82" style:family="table-cell" style:parent-style-name="Default">
      <style:table-cell-properties fo:border-bottom="none" fo:background-color="#cccccc" fo:border-left="0.74pt solid #000000" fo:padding="0.199cm" fo:border-right="0.74pt solid #000000" fo:border-top="none"/>
      <style:text-properties fo:font-size="14pt" style:font-size-asian="14pt" style:font-size-complex="14pt"/>
    </style:style>
    <style:style style:name="ce83" style:family="table-cell" style:parent-style-name="Default">
      <style:table-cell-properties style:text-align-source="value-type" style:repeat-content="false" fo:padding="0.199cm" style:vertical-align="middle"/>
      <style:paragraph-properties fo:margin-left="0cm"/>
      <style:text-properties fo:font-size="14pt" style:font-size-asian="14pt" style:font-size-complex="14pt"/>
    </style:style>
    <style:style style:name="ce84" style:family="table-cell" style:parent-style-name="Default">
      <style:table-cell-properties fo:background-color="#cccccc" style:text-align-source="fix" style:repeat-content="false" fo:border="0.74pt solid #000000" fo:padding="0.199cm" style:vertical-align="middle"/>
      <style:paragraph-properties fo:text-align="start" fo:margin-left="0cm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start" fo:margin-left="0cm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e0c2cd" fo:border="0.74pt solid #000000" fo:padding="0.199cm" style:vertical-align="middle"/>
      <style:text-properties fo:font-size="14pt" style:font-size-asian="14pt" style:font-size-complex="14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color="#55308d"/>
    </style:style>
    <style:style style:name="T1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weight="bold" style:font-weight-asian="bold" style:font-weight-complex="bold" style:text-underline-style="solid" style:text-underline-width="auto" style:text-underline-color="font-color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20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8"/>
        <table:table-column table:style-name="co2" table:default-cell-style-name="ce61"/>
        <table:table-column table:style-name="co1" table:number-columns-repeated="1022" table:default-cell-style-name="ce61"/>
        <table:table-row table:style-name="ro1">
          <table:table-cell table:style-name="ce1"/>
          <table:table-cell table:style-name="ce18" office:value-type="string" calcext:value-type="string">
            <text:p>Общие требования Формы регистрации <text:s/>itcareer.pythonanywhere.co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-2</text:p>
          </table:table-cell>
          <table:table-cell table:style-name="ce20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3</text:p>
          </table:table-cell>
          <table:table-cell table:style-name="ce21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-4</text:p>
          </table:table-cell>
          <table:table-cell table:style-name="ce20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5</text:p>
          </table:table-cell>
          <table:table-cell table:style-name="ce21" office:value-type="string" calcext:value-type="string">
            <text:p><text:span text:style-name="T1">Верстка: </text:span><text:span text:style-name="T2">респонсивно — адаптивная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6</text:p>
          </table:table-cell>
          <table:table-cell table:style-name="ce22" office:value-type="string" calcext:value-type="string">
            <text:p>Обязательные поля отмечены звездочкой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R-7</text:p>
          </table:table-cell>
          <table:table-cell table:style-name="ce23" office:value-type="string" calcext:value-type="string">
            <text:p>Валидация проходит при нажатии кнопки Submi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7.1</text:p>
          </table:table-cell>
          <table:table-cell table:style-name="ce24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7.3</text:p>
          </table:table-cell>
          <table:table-cell table:style-name="ce43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8</text:p>
          </table:table-cell>
          <table:table-cell table:style-name="ce22" office:value-type="string" calcext:value-type="string">
            <text:p>Label вкладки в браузере <text:s/>«Форма регистрации»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9</text:p>
          </table:table-cell>
          <table:table-cell table:style-name="ce21" office:value-type="string" calcext:value-type="string">
            <text:p>Favicon веб - страницы <text:s/>(SNAKE.jpg) 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GR-10</text:p>
          </table:table-cell>
          <table:table-cell table:style-name="ce45" office:value-type="string" calcext:value-type="string">
            <text:p>Пользователь не может ввести смайлики в форм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11</text:p>
          </table:table-cell>
          <table:table-cell table:style-name="ce21" office:value-type="string" calcext:value-type="string">
            <text:p>Label формы — «Форма регистрации»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/>
          <table:table-cell table:style-name="ce18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69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NR-1.1</text:p>
          </table:table-cell>
          <table:table-cell table:style-name="ce70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R-1.2</text:p>
          </table:table-cell>
          <table:table-cell table:style-name="ce71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1</text:p>
          </table:table-cell>
          <table:table-cell table:style-name="ce7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2</text:p>
          </table:table-cell>
          <table:table-cell table:style-name="ce7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3</text:p>
          </table:table-cell>
          <table:table-cell table:style-name="ce72" office:value-type="string" calcext:value-type="string">
            <text:p><text:span text:style-name="T5">Пользователь может вводить в поле спец.символы  </text:span><text:span text:style-name="T9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4</text:p>
          </table:table-cell>
          <table:table-cell table:style-name="ce72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5</text:p>
          </table:table-cell>
          <table:table-cell table:style-name="ce73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6</text:p>
          </table:table-cell>
          <table:table-cell table:style-name="ce73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7</text:p>
          </table:table-cell>
          <table:table-cell table:style-name="ce74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R-3</text:p>
          </table:table-cell>
          <table:table-cell table:style-name="ce45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4</text:p>
          </table:table-cell>
          <table:table-cell table:style-name="ce21" office:value-type="string" calcext:value-type="string">
            <text:p>Label поля — Nam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5</text:p>
          </table:table-cell>
          <table:table-cell table:style-name="ce7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6</text:p>
          </table:table-cell>
          <table:table-cell table:style-name="ce21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7</text:p>
          </table:table-cell>
          <table:table-cell table:style-name="ce45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8</text:p>
          </table:table-cell>
          <table:table-cell table:style-name="ce2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9</text:p>
          </table:table-cell>
          <table:table-cell table:style-name="ce20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10</text:p>
          </table:table-cell>
          <table:table-cell table:style-name="ce24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/>
          <table:table-cell table:style-name="ce18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7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-1.1</text:p>
          </table:table-cell>
          <table:table-cell table:style-name="ce78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-1.2</text:p>
          </table:table-cell>
          <table:table-cell table:style-name="ce79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1</text:p>
          </table:table-cell>
          <table:table-cell table:style-name="ce7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2</text:p>
          </table:table-cell>
          <table:table-cell table:style-name="ce7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3</text:p>
          </table:table-cell>
          <table:table-cell table:style-name="ce72" office:value-type="string" calcext:value-type="string">
            <text:p><text:span text:style-name="T5">Пользователь может вводить в поле спец.символы </text:span><text:span text:style-name="T10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4</text:p>
          </table:table-cell>
          <table:table-cell table:style-name="ce72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5</text:p>
          </table:table-cell>
          <table:table-cell table:style-name="ce73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6</text:p>
          </table:table-cell>
          <table:table-cell table:style-name="ce74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7</text:p>
          </table:table-cell>
          <table:table-cell table:style-name="ce74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R-3</text:p>
          </table:table-cell>
          <table:table-cell table:style-name="ce45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4</text:p>
          </table:table-cell>
          <table:table-cell table:style-name="ce21" office:value-type="string" calcext:value-type="string">
            <text:p>Label поля — Surnam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R-5</text:p>
          </table:table-cell>
          <table:table-cell table:style-name="ce7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6</text:p>
          </table:table-cell>
          <table:table-cell table:style-name="ce21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R-7</text:p>
          </table:table-cell>
          <table:table-cell table:style-name="ce45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8</text:p>
          </table:table-cell>
          <table:table-cell table:style-name="ce2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9</text:p>
          </table:table-cell>
          <table:table-cell table:style-name="ce20" office:value-type="string" calcext:value-type="string">
            <text:p>Поле является не обязательным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10</text:p>
          </table:table-cell>
          <table:table-cell table:style-name="ce80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style-name="ce18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-1</text:p>
          </table:table-cell>
          <table:table-cell table:style-name="ce20" office:value-type="string" calcext:value-type="string">
            <text:p>Поле является обязательным для ввода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ое количество вводимых символов пользователем <text:span text:style-name="T11">до @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2.1</text:p>
          </table:table-cell>
          <table:table-cell table:style-name="ce72" office:value-type="string" calcext:value-type="string">
            <text:p>Минимальное количество символов: 4 (включительно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2.2</text:p>
          </table:table-cell>
          <table:table-cell table:style-name="ce72" office:value-type="string" calcext:value-type="string">
            <text:p>Максимальное количество символов: 32 (включительно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81" office:value-type="string" calcext:value-type="string">
            <text:p>Допустимое количество вводимых символов пользователем <text:span text:style-name="T11">в доменной части (до точки)</text:span>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E-3.1</text:p>
          </table:table-cell>
          <table:table-cell table:style-name="ce70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3.2</text:p>
          </table:table-cell>
          <table:table-cell table:style-name="ce71" office:value-type="string" calcext:value-type="string">
            <text:p>Максимальное количество символов: 24 (включительно)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82" office:value-type="string" calcext:value-type="string">
            <text:p><text:span text:style-name="T12">Допустимое количество вводимых символов пользователем </text:span><text:span text:style-name="T13">в доменной зоне (после посл. точки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4.1</text:p>
          </table:table-cell>
          <table:table-cell table:style-name="ce72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4.2</text:p>
          </table:table-cell>
          <table:table-cell table:style-name="ce72" office:value-type="string" calcext:value-type="string">
            <text:p>Максимальное количество символов: 16 (включительно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5.1</text:p>
          </table:table-cell>
          <table:table-cell table:style-name="ce76" office:value-type="string" calcext:value-type="string">
            <text:p>Пользователь может вводить в поле только одну @ («собака»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ые вводимые символы <text:span text:style-name="T14">до @;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6.1</text:p>
          </table:table-cell>
          <table:table-cell table:style-name="ce7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6.2</text:p>
          </table:table-cell>
          <table:table-cell table:style-name="ce7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76" office:value-type="string" calcext:value-type="string">
            <text:p>Допустимые вводимые символы <text:span text:style-name="T15">в доменной зоне:</text:span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7.1</text:p>
          </table:table-cell>
          <table:table-cell table:style-name="ce71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3" office:value-type="string" calcext:value-type="string">
            <text:p>Допустимые вводимые символы <text:span text:style-name="T11">в доменной зоне (</text:span><text:span text:style-name="T16">после последней точки)</text:span><text:span text:style-name="T17">: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7.1</text:p>
          </table:table-cell>
          <table:table-cell table:style-name="ce43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8.1</text:p>
          </table:table-cell>
          <table:table-cell table:style-name="ce45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8.2</text:p>
          </table:table-cell>
          <table:table-cell table:style-name="ce21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8.3</text:p>
          </table:table-cell>
          <table:table-cell table:style-name="ce45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8.4</text:p>
          </table:table-cell>
          <table:table-cell table:style-name="ce21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8.5</text:p>
          </table:table-cell>
          <table:table-cell table:style-name="ce7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8.6</text:p>
          </table:table-cell>
          <table:table-cell table:style-name="ce21" office:value-type="string" calcext:value-type="string">
            <text:p>Placeholder поля — Your email addres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8.7</text:p>
          </table:table-cell>
          <table:table-cell table:style-name="ce45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8.8</text:p>
          </table:table-cell>
          <table:table-cell table:style-name="ce2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8.9</text:p>
          </table:table-cell>
          <table:table-cell table:style-name="ce45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8.10</text:p>
          </table:table-cell>
          <table:table-cell table:style-name="ce24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7"/>
          <table:table-cell table:style-name="ce70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5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15"/>
          <table:table-cell table:style-name="ce18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45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1.1</text:p>
          </table:table-cell>
          <table:table-cell table:style-name="ce83" office:value-type="string" calcext:value-type="string">
            <text:p>Максимальное количетсво символов: 6 (включительно)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1.2</text:p>
          </table:table-cell>
          <table:table-cell table:style-name="ce83" office:value-type="string" calcext:value-type="string">
            <text:p>Максимальное количетсво символов: 16 (включительно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1</text:p>
          </table:table-cell>
          <table:table-cell table:style-name="ce7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2</text:p>
          </table:table-cell>
          <table:table-cell table:style-name="ce7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3</text:p>
          </table:table-cell>
          <table:table-cell table:style-name="ce72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76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Р-3.1</text:p>
          </table:table-cell>
          <table:table-cell table:style-name="ce70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Р-3.2</text:p>
          </table:table-cell>
          <table:table-cell table:style-name="ce70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Р-3.3</text:p>
          </table:table-cell>
          <table:table-cell table:style-name="ce71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4</text:p>
          </table:table-cell>
          <table:table-cell table:style-name="ce21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-5</text:p>
          </table:table-cell>
          <table:table-cell table:style-name="ce7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6</text:p>
          </table:table-cell>
          <table:table-cell table:style-name="ce84" office:value-type="string" calcext:value-type="string">
            <text:p>Placeholder поля — Enter a password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-7</text:p>
          </table:table-cell>
          <table:table-cell table:style-name="ce45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8</text:p>
          </table:table-cell>
          <table:table-cell table:style-name="ce2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-9</text:p>
          </table:table-cell>
          <table:table-cell table:style-name="ce20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-10</text:p>
          </table:table-cell>
          <table:table-cell table:style-name="ce85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11</text:p>
          </table:table-cell>
          <table:table-cell table:style-name="ce24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ce16"/>
          <table:table-cell table:style-name="ce14"/>
          <table:table-cell table:number-columns-repeated="1022"/>
        </table:table-row>
        <table:table-row table:style-name="ro1">
          <table:table-cell table:style-name="ce15"/>
          <table:table-cell table:style-name="ce18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</text:p>
          </table:table-cell>
          <table:table-cell table:style-name="ce86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1</text:p>
          </table:table-cell>
          <table:table-cell table:style-name="ce45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2</text:p>
          </table:table-cell>
          <table:table-cell table:style-name="ce21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3</text:p>
          </table:table-cell>
          <table:table-cell table:style-name="ce20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1</text:p>
          </table:table-cell>
          <table:table-cell table:style-name="ce72" office:value-type="string" calcext:value-type="string">
            <text:p><text:span text:style-name="T18">В состоянии покоя — </text:span><text:span text:style-name="T19">светло-зеленый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2</text:p>
          </table:table-cell>
          <table:table-cell table:style-name="ce72" office:value-type="string" calcext:value-type="string">
            <text:p><text:span text:style-name="T18">При наведении курсора —</text:span><text:span text:style-name="T19">зеленый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3</text:p>
          </table:table-cell>
          <table:table-cell table:style-name="ce43" office:value-type="string" calcext:value-type="string">
            <text:p><text:span text:style-name="T18">При нажатии на нёё — </text:span><text:span text:style-name="T20">темно-зеленый</text:span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-5</text:p>
          </table:table-cell>
          <table:table-cell table:style-name="ce45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6</text:p>
          </table:table-cell>
          <table:table-cell table:style-name="ce21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-7</text:p>
          </table:table-cell>
          <table:table-cell table:style-name="ce45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number:number-style style:name="N108">
      <number:number number:decimal-places="0" number:min-decimal-places="0" number:min-integer-digits="2"/>
    </number:number-style>
    <number:number-style style:name="N109">
      <number:number number:decimal-places="0" number:min-decimal-places="0" number:min-integer-digits="3"/>
    </number:number-style>
    <number:number-style style:name="N110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.00.0000</text:date>, <text:time style:data-style-name="N2" text:time-value="15:18:33.49384946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7:36:16.882730916</meta:creation-date>
    <dc:date>2022-04-21T15:30:01.203108688</dc:date>
    <meta:editing-duration>PT55M36S</meta:editing-duration>
    <meta:editing-cycles>20</meta:editing-cycles>
    <meta:generator>LibreOffice/7.2.6.2$Linux_X86_64 LibreOffice_project/20$Build-2</meta:generator>
    <meta:document-statistic meta:table-count="1" meta:cell-count="218" meta:object-count="0"/>
  </office:meta>
</office:document-meta>
</file>